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15cm" fo:min-width="7.374cm" draw:shadow="hidden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4cm" fo:min-width="7.374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.53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3.5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5.8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1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54cm"/>
    </style:style>
    <style:style style:name="gr14" style:family="graphic" style:parent-style-name="objectwithoutfill">
      <style:graphic-properties draw:stroke="dash" draw:stroke-dash="Dashed_20__28_var_29_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74cm" fo:min-width="15.804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3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1.0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4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548cm"/>
    </style:style>
    <style:style style:name="gr2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782cm" fo:min-width="2.54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color="#808080" draw:fill-color="#ffffff" draw:textarea-horizontal-align="justify" draw:textarea-vertical-align="middle" draw:auto-grow-height="false" fo:min-height="1.782cm" fo:min-width="1.532cm"/>
    </style:style>
    <style:style style:name="gr26" style:family="graphic" style:parent-style-name="standard">
      <style:graphic-properties svg:stroke-color="#808080" draw:fill-color="#ffffff" draw:textarea-horizontal-align="justify" draw:textarea-vertical-align="middle" draw:auto-grow-height="false" fo:min-height="1.782cm" fo:min-width="3.58cm"/>
    </style:style>
    <style:style style:name="gr27" style:family="graphic" style:parent-style-name="standard">
      <style:graphic-properties svg:stroke-color="#808080" draw:fill-color="#ffffff" draw:textarea-horizontal-align="justify" draw:textarea-vertical-align="middle" draw:auto-grow-height="false" fo:min-height="1.782cm" fo:min-width="15.804cm"/>
    </style:style>
    <style:style style:name="gr2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2.134cm" fo:min-width="2.119cm"/>
    </style:style>
    <style:style style:name="gr2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23cm" fo:min-width="1.954cm"/>
    </style:style>
    <style:style style:name="gr30" style:family="graphic" style:parent-style-name="objectwithoutfill">
      <style:graphic-properties draw:stroke="dash" draw:stroke-dash="Dashed_20__28_var_29_" svg:stroke-color="#808080" draw:fill="none" draw:textarea-vertical-align="middle"/>
    </style:style>
    <style:style style:name="gr3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  <style:paragraph-properties fo:text-align="center"/>
      <style:text-properties fo:color="#999999"/>
    </style:style>
    <style:style style:name="P12" style:family="paragraph">
      <style:paragraph-properties fo:text-align="end"/>
      <style:text-properties fo:color="#999999"/>
    </style:style>
    <style:style style:name="P13" style:family="paragraph">
      <loext:graphic-properties draw:fill="none" draw:fill-color="#ffffff"/>
      <style:paragraph-properties fo:text-align="end"/>
      <style:text-properties fo:color="#999999"/>
    </style:style>
    <style:style style:name="P14" style:family="paragraph">
      <loext:graphic-properties draw:fill="none"/>
      <style:paragraph-properties fo:text-align="center"/>
      <style:text-properties fo:color="#999999"/>
    </style:style>
    <style:style style:name="P15" style:family="paragraph">
      <style:text-properties style:font-name="Liberation Serif" fo:font-size="260pt" fo:font-weight="normal"/>
    </style:style>
    <style:style style:name="P16" style:family="paragraph">
      <loext:graphic-properties draw:fill="none" draw:fill-color="#ffffff"/>
      <style:text-properties style:font-name="Liberation Serif" fo:font-size="260pt" fo:font-weight="normal"/>
    </style:style>
    <style:style style:name="P17" style:family="paragraph">
      <loext:graphic-properties draw:fill="none" draw:fill-color="#ffffff"/>
      <style:text-properties style:font-name="Consolas"/>
    </style:style>
    <style:style style:name="P18" style:family="paragraph">
      <style:text-properties style:font-name="Liberation Serif" fo:font-size="136pt" fo:font-weight="bold" style:font-weight-asian="bold" style:font-weight-complex="bold"/>
    </style:style>
    <style:style style:name="P19" style:family="paragraph">
      <loext:graphic-properties draw:fill="none" draw:fill-color="#ffffff"/>
      <style:text-properties style:font-name="Liberation Serif" fo:font-size="136pt" fo:font-weight="bold" style:font-weight-asian="bold" style:font-weight-complex="bold"/>
    </style:style>
    <style:style style:name="T1" style:family="text">
      <style:text-properties style:font-name="Consola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874cm" svg:height="1.665cm" svg:x="6.096cm" svg:y="14.337cm">
          <text:p text:style-name="P1">PHY-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664cm" svg:x="6.096cm" svg:y="12.522cm">
          <text:p text:style-name="P1">PH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664cm" svg:x="6.096cm" svg:y="10.706cm"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4cm" svg:height="1.665cm" svg:x="6.096cm" svg:y="8.89cm">
          <text:p text:style-name="P1">Confi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58cm" svg:height="0.962cm" svg:x="13.97cm" svg:y="14.732cm">
          <draw:text-box>
            <text:p>grainuum-phy-ll.s</text:p>
          </draw:text-box>
        </draw:frame>
        <draw:frame draw:style-name="gr4" draw:text-style-name="P3" draw:layer="layout" svg:width="4.82cm" svg:height="0.962cm" svg:x="13.97cm" svg:y="12.954cm">
          <draw:text-box>
            <text:p>grainuum-phy.c</text:p>
          </draw:text-box>
        </draw:frame>
        <draw:frame draw:style-name="gr5" draw:text-style-name="P3" draw:layer="layout" svg:width="5.222cm" svg:height="0.962cm" svg:x="13.976cm" svg:y="10.976cm">
          <draw:text-box>
            <text:p>grainuum-state.c</text:p>
          </draw:text-box>
        </draw:frame>
        <draw:frame draw:style-name="gr6" draw:text-style-name="P3" draw:layer="layout" svg:width="3.529cm" svg:height="0.962cm" svg:x="13.97cm" svg:y="9.198cm">
          <draw:text-box>
            <text:p>User Code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2" draw:layer="layout" svg:width="2.032cm" svg:height="2.032cm" svg:x="2.778cm" svg:y="7.558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08cm" svg:height="2.032cm" svg:x="5.064cm" svg:y="7.558cm">
          <text:p text:style-name="P1">EP/Addr/CRC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2.778cm" svg:y="10.044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6.304cm" svg:height="2.032cm" svg:x="5.064cm" svg:y="10.044cm">
          <text:p text:style-name="P1">0-8 Data Byt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2.778cm" svg:y="12.472cm">
          <text:p text:style-name="P1">PID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619cm" svg:height="2.384cm" svg:x="0.1cm" svg:y="7.368cm">
          <draw:text-box>
            <text:p text:style-name="P5">IN</text:p>
            <text:p text:style-name="P5">OUT</text:p>
            <text:p text:style-name="P5">SETUP</text:p>
          </draw:text-box>
        </draw:frame>
        <draw:frame draw:style-name="gr12" draw:text-style-name="P6" draw:layer="layout" svg:width="1.806cm" svg:height="1.673cm" svg:x="0.972cm" svg:y="12.639cm">
          <draw:text-box>
            <text:p text:style-name="P5">ACK</text:p>
            <text:p text:style-name="P5">NAK</text:p>
          </draw:text-box>
        </draw:frame>
        <draw:frame draw:style-name="gr13" draw:text-style-name="P6" draw:layer="layout" svg:width="2.454cm" svg:height="1.673cm" svg:x="0.34cm" svg:y="10.211cm">
          <draw:text-box>
            <text:p text:style-name="P5">DATA0</text:p>
            <text:p text:style-name="P5">DATA1</text:p>
          </draw:text-box>
        </draw:frame>
        <draw:line draw:style-name="gr14" draw:text-style-name="P7" draw:layer="layout" svg:x1="7.128cm" svg:y1="7.558cm" svg:x2="7.128cm" svg:y2="9.59cm">
          <text:p/>
        </draw:line>
        <draw:line draw:style-name="gr14" draw:text-style-name="P7" draw:layer="layout" svg:x1="7.112cm" svg:y1="10.044cm" svg:x2="7.112cm" svg:y2="12.076cm">
          <text:p/>
        </draw:line>
        <draw:line draw:style-name="gr14" draw:text-style-name="P7" draw:layer="layout" svg:x1="9.144cm" svg:y1="10.044cm" svg:x2="9.144cm" svg:y2="12.076cm">
          <text:p/>
        </draw:line>
        <draw:line draw:style-name="gr14" draw:text-style-name="P7" draw:layer="layout" svg:x1="11.208cm" svg:y1="10.044cm" svg:x2="11.208cm" svg:y2="12.076cm">
          <text:p/>
        </draw:line>
        <draw:line draw:style-name="gr14" draw:text-style-name="P7" draw:layer="layout" svg:x1="15.272cm" svg:y1="10.044cm" svg:x2="15.272cm" svg:y2="12.076cm">
          <text:p/>
        </draw:line>
        <draw:line draw:style-name="gr14" draw:text-style-name="P7" draw:layer="layout" svg:x1="19.352cm" svg:y1="10.044cm" svg:x2="19.352cm" svg:y2="12.076cm">
          <text:p/>
        </draw:line>
        <draw:custom-shape draw:style-name="gr9" draw:text-style-name="P2" draw:layer="layout" svg:width="4.08cm" svg:height="2.032cm" svg:x="21.59cm" svg:y="10.044cm">
          <text:p text:style-name="P1">CRC16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3.654cm" svg:y1="10.044cm" svg:x2="23.654cm" svg:y2="12.076cm">
          <text:p/>
        </draw:line>
        <draw:line draw:style-name="gr14" draw:text-style-name="P7" draw:layer="layout" svg:x1="9.144cm" svg:y1="10.044cm" svg:x2="9.144cm" svg:y2="12.076cm">
          <text:p/>
        </draw:line>
        <draw:line draw:style-name="gr14" draw:text-style-name="P7" draw:layer="layout" svg:x1="13.208cm" svg:y1="10.044cm" svg:x2="13.208cm" svg:y2="12.076cm">
          <text:p/>
        </draw:line>
        <draw:line draw:style-name="gr14" draw:text-style-name="P7" draw:layer="layout" svg:x1="17.272cm" svg:y1="10.06cm" svg:x2="17.272cm" svg:y2="12.092cm">
          <text:p/>
        </draw:lin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custom-shape draw:style-name="gr15" draw:text-style-name="P2" draw:layer="layout" svg:width="16.304cm" svg:height="1.024cm" svg:x="5.996cm" svg:y="3.3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3.302cm" svg:x2="8.044cm" svg:y2="4.326cm">
            <text:p/>
          </draw:line>
          <draw:line draw:style-name="gr14" draw:text-style-name="P7" draw:layer="layout" svg:x1="10.076cm" svg:y1="3.302cm" svg:x2="10.076cm" svg:y2="4.326cm">
            <text:p/>
          </draw:line>
          <draw:line draw:style-name="gr14" draw:text-style-name="P7" draw:layer="layout" svg:x1="12.14cm" svg:y1="3.302cm" svg:x2="12.14cm" svg:y2="4.326cm">
            <text:p/>
          </draw:line>
          <draw:line draw:style-name="gr14" draw:text-style-name="P7" draw:layer="layout" svg:x1="16.204cm" svg:y1="3.302cm" svg:x2="16.204cm" svg:y2="4.326cm">
            <text:p/>
          </draw:line>
          <draw:line draw:style-name="gr14" draw:text-style-name="P7" draw:layer="layout" svg:x1="20.284cm" svg:y1="3.302cm" svg:x2="20.284cm" svg:y2="4.326cm">
            <text:p/>
          </draw:line>
          <draw:line draw:style-name="gr14" draw:text-style-name="P7" draw:layer="layout" svg:x1="10.076cm" svg:y1="3.302cm" svg:x2="10.076cm" svg:y2="4.326cm">
            <text:p/>
          </draw:line>
          <draw:line draw:style-name="gr14" draw:text-style-name="P7" draw:layer="layout" svg:x1="14.14cm" svg:y1="3.302cm" svg:x2="14.14cm" svg:y2="4.326cm">
            <text:p/>
          </draw:line>
          <draw:line draw:style-name="gr14" draw:text-style-name="P7" draw:layer="layout" svg:x1="18.204cm" svg:y1="3.31cm" svg:x2="18.204cm" svg:y2="4.334cm">
            <text:p/>
          </draw:line>
        </draw:g>
        <draw:custom-shape draw:style-name="gr16" draw:text-style-name="P8" draw:layer="layout" svg:width="0.254cm" svg:height="0.254cm" svg:x="14.016cm" svg:y="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14.017cm" svg:y="7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14.018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2" draw:layer="layout" svg:width="16.304cm" svg:height="1.024cm" svg:x="5.996cm" svg:y="4.5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4.502cm" svg:x2="8.044cm" svg:y2="5.526cm">
            <text:p/>
          </draw:line>
          <draw:line draw:style-name="gr14" draw:text-style-name="P7" draw:layer="layout" svg:x1="10.076cm" svg:y1="4.502cm" svg:x2="10.076cm" svg:y2="5.526cm">
            <text:p/>
          </draw:line>
          <draw:line draw:style-name="gr14" draw:text-style-name="P7" draw:layer="layout" svg:x1="12.14cm" svg:y1="4.502cm" svg:x2="12.14cm" svg:y2="5.526cm">
            <text:p/>
          </draw:line>
          <draw:line draw:style-name="gr14" draw:text-style-name="P7" draw:layer="layout" svg:x1="16.204cm" svg:y1="4.502cm" svg:x2="16.204cm" svg:y2="5.526cm">
            <text:p/>
          </draw:line>
          <draw:line draw:style-name="gr14" draw:text-style-name="P7" draw:layer="layout" svg:x1="20.284cm" svg:y1="4.502cm" svg:x2="20.284cm" svg:y2="5.526cm">
            <text:p/>
          </draw:line>
          <draw:line draw:style-name="gr14" draw:text-style-name="P7" draw:layer="layout" svg:x1="10.076cm" svg:y1="4.502cm" svg:x2="10.076cm" svg:y2="5.526cm">
            <text:p/>
          </draw:line>
          <draw:line draw:style-name="gr14" draw:text-style-name="P7" draw:layer="layout" svg:x1="14.14cm" svg:y1="4.502cm" svg:x2="14.14cm" svg:y2="5.526cm">
            <text:p/>
          </draw:line>
          <draw:line draw:style-name="gr14" draw:text-style-name="P7" draw:layer="layout" svg:x1="18.204cm" svg:y1="4.51cm" svg:x2="18.204cm" svg:y2="5.534cm">
            <text:p/>
          </draw:line>
        </draw:g>
        <draw:g>
          <draw:custom-shape draw:style-name="gr15" draw:text-style-name="P2" draw:layer="layout" svg:width="16.304cm" svg:height="1.024cm" svg:x="5.996cm" svg:y="5.7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5.702cm" svg:x2="8.044cm" svg:y2="6.726cm">
            <text:p/>
          </draw:line>
          <draw:line draw:style-name="gr14" draw:text-style-name="P7" draw:layer="layout" svg:x1="10.076cm" svg:y1="5.702cm" svg:x2="10.076cm" svg:y2="6.726cm">
            <text:p/>
          </draw:line>
          <draw:line draw:style-name="gr14" draw:text-style-name="P7" draw:layer="layout" svg:x1="12.14cm" svg:y1="5.702cm" svg:x2="12.14cm" svg:y2="6.726cm">
            <text:p/>
          </draw:line>
          <draw:line draw:style-name="gr14" draw:text-style-name="P7" draw:layer="layout" svg:x1="16.204cm" svg:y1="5.702cm" svg:x2="16.204cm" svg:y2="6.726cm">
            <text:p/>
          </draw:line>
          <draw:line draw:style-name="gr14" draw:text-style-name="P7" draw:layer="layout" svg:x1="20.284cm" svg:y1="5.702cm" svg:x2="20.284cm" svg:y2="6.726cm">
            <text:p/>
          </draw:line>
          <draw:line draw:style-name="gr14" draw:text-style-name="P7" draw:layer="layout" svg:x1="10.076cm" svg:y1="5.702cm" svg:x2="10.076cm" svg:y2="6.726cm">
            <text:p/>
          </draw:line>
          <draw:line draw:style-name="gr14" draw:text-style-name="P7" draw:layer="layout" svg:x1="14.14cm" svg:y1="5.702cm" svg:x2="14.14cm" svg:y2="6.726cm">
            <text:p/>
          </draw:line>
          <draw:line draw:style-name="gr14" draw:text-style-name="P7" draw:layer="layout" svg:x1="18.204cm" svg:y1="5.71cm" svg:x2="18.204cm" svg:y2="6.734cm">
            <text:p/>
          </draw:line>
        </draw:g>
        <draw:g>
          <draw:custom-shape draw:style-name="gr15" draw:text-style-name="P2" draw:layer="layout" svg:width="16.304cm" svg:height="1.024cm" svg:x="5.996cm" svg:y="8.402cm">
            <text:p text:style-name="P1">8 Data Bytes</text:p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8.044cm" svg:y1="8.402cm" svg:x2="8.044cm" svg:y2="9.426cm">
            <text:p/>
          </draw:line>
          <draw:line draw:style-name="gr14" draw:text-style-name="P7" draw:layer="layout" svg:x1="10.076cm" svg:y1="8.402cm" svg:x2="10.076cm" svg:y2="9.426cm">
            <text:p/>
          </draw:line>
          <draw:line draw:style-name="gr14" draw:text-style-name="P7" draw:layer="layout" svg:x1="12.14cm" svg:y1="8.402cm" svg:x2="12.14cm" svg:y2="9.426cm">
            <text:p/>
          </draw:line>
          <draw:line draw:style-name="gr14" draw:text-style-name="P7" draw:layer="layout" svg:x1="16.204cm" svg:y1="8.402cm" svg:x2="16.204cm" svg:y2="9.426cm">
            <text:p/>
          </draw:line>
          <draw:line draw:style-name="gr14" draw:text-style-name="P7" draw:layer="layout" svg:x1="20.284cm" svg:y1="8.402cm" svg:x2="20.284cm" svg:y2="9.426cm">
            <text:p/>
          </draw:line>
          <draw:line draw:style-name="gr14" draw:text-style-name="P7" draw:layer="layout" svg:x1="10.076cm" svg:y1="8.402cm" svg:x2="10.076cm" svg:y2="9.426cm">
            <text:p/>
          </draw:line>
          <draw:line draw:style-name="gr14" draw:text-style-name="P7" draw:layer="layout" svg:x1="14.14cm" svg:y1="8.402cm" svg:x2="14.14cm" svg:y2="9.426cm">
            <text:p/>
          </draw:line>
          <draw:line draw:style-name="gr14" draw:text-style-name="P7" draw:layer="layout" svg:x1="18.204cm" svg:y1="8.41cm" svg:x2="18.204cm" svg:y2="9.434cm">
            <text:p/>
          </draw:line>
        </draw:g>
        <draw:frame draw:style-name="gr17" draw:text-style-name="P6" draw:layer="layout" svg:width="2.169cm" svg:height="0.962cm" svg:x="4.089cm" svg:y="3.356cm">
          <draw:text-box>
            <text:p text:style-name="P5">10ms</text:p>
          </draw:text-box>
        </draw:frame>
        <draw:frame draw:style-name="gr17" draw:text-style-name="P6" draw:layer="layout" svg:width="2.169cm" svg:height="0.962cm" svg:x="4.089cm" svg:y="4.564cm">
          <draw:text-box>
            <text:p text:style-name="P5">20ms</text:p>
          </draw:text-box>
        </draw:frame>
        <draw:frame draw:style-name="gr17" draw:text-style-name="P6" draw:layer="layout" svg:width="2.169cm" svg:height="0.962cm" svg:x="4.089cm" svg:y="5.764cm">
          <draw:text-box>
            <text:p text:style-name="P5">30ms</text:p>
          </draw:text-box>
        </draw:frame>
        <draw:frame draw:style-name="gr18" draw:text-style-name="P6" draw:layer="layout" svg:width="2.913cm" svg:height="0.962cm" svg:x="3.345cm" svg:y="8.436cm">
          <draw:text-box>
            <text:p text:style-name="P5">1000ms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2" draw:layer="layout" svg:width="2.032cm" svg:height="2.032cm" svg:x="0.57cm" svg:y="10.914cm">
          <text:p text:style-name="P1">DATA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0.576cm" svg:y="13.462cm">
          <text:p text:style-name="P1">DATA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5.104cm" svg:y="8.35cm">
          <text:p text:style-name="P1">NAK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78cm" svg:height="2.54cm" svg:x="3.018cm" svg:y="6.8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6.304cm" svg:height="2.032cm" svg:x="7.304cm" svg:y="5.916cm">
          <text:p text:style-name="P1">0-8 Data Bytes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352cm" svg:y1="5.916cm" svg:x2="9.352cm" svg:y2="7.948cm">
          <text:p/>
        </draw:line>
        <draw:line draw:style-name="gr14" draw:text-style-name="P7" draw:layer="layout" svg:x1="11.384cm" svg:y1="5.916cm" svg:x2="11.384cm" svg:y2="7.948cm">
          <text:p/>
        </draw:line>
        <draw:line draw:style-name="gr14" draw:text-style-name="P7" draw:layer="layout" svg:x1="13.448cm" svg:y1="5.916cm" svg:x2="13.448cm" svg:y2="7.948cm">
          <text:p/>
        </draw:line>
        <draw:line draw:style-name="gr14" draw:text-style-name="P7" draw:layer="layout" svg:x1="17.512cm" svg:y1="5.916cm" svg:x2="17.512cm" svg:y2="7.948cm">
          <text:p/>
        </draw:line>
        <draw:line draw:style-name="gr14" draw:text-style-name="P7" draw:layer="layout" svg:x1="21.592cm" svg:y1="5.916cm" svg:x2="21.592cm" svg:y2="7.948cm">
          <text:p/>
        </draw:line>
        <draw:line draw:style-name="gr14" draw:text-style-name="P7" draw:layer="layout" svg:x1="11.384cm" svg:y1="5.916cm" svg:x2="11.384cm" svg:y2="7.948cm">
          <text:p/>
        </draw:line>
        <draw:line draw:style-name="gr14" draw:text-style-name="P7" draw:layer="layout" svg:x1="15.448cm" svg:y1="5.916cm" svg:x2="15.448cm" svg:y2="7.948cm">
          <text:p/>
        </draw:line>
        <draw:line draw:style-name="gr14" draw:text-style-name="P7" draw:layer="layout" svg:x1="19.512cm" svg:y1="5.916cm" svg:x2="19.512cm" svg:y2="7.948cm">
          <text:p/>
        </draw:line>
        <draw:custom-shape draw:style-name="gr9" draw:text-style-name="P2" draw:layer="layout" svg:width="4.08cm" svg:height="2.032cm" svg:x="23.744cm" svg:y="5.916cm">
          <text:p text:style-name="P1">CRC16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5.808cm" svg:y1="5.916cm" svg:x2="25.808cm" svg:y2="7.948cm">
          <text:p/>
        </draw:line>
        <draw:custom-shape draw:style-name="gr8" draw:text-style-name="P2" draw:layer="layout" svg:width="2.032cm" svg:height="2.032cm" svg:x="0.57cm" svg:y="7.112cm">
          <text:p text:style-name="P1">I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5.104cm" svg:y="12.2cm">
          <text:p text:style-name="P1">ACK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78cm" svg:height="2.54cm" svg:x="3.01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9" draw:layer="layout" svg:width="3.076cm" svg:height="2.384cm" svg:x="0.034cm" svg:y="3.966cm">
          <draw:text-box>
            <text:p text:style-name="P1">If we</text:p>
            <text:p text:style-name="P1">receive...</text:p>
            <text:p text:style-name="P1"/>
          </draw:text-box>
        </draw:frame>
        <draw:frame draw:style-name="gr21" draw:text-style-name="P3" draw:layer="layout" svg:width="8.194cm" svg:height="0.962cm" svg:x="5.064cm" svg:y="4.372cm">
          <draw:text-box>
            <text:p>...then we must reply with...</text:p>
          </draw:text-box>
        </draw:frame>
        <draw:custom-shape draw:style-name="gr8" draw:text-style-name="P2" draw:layer="layout" svg:width="2.032cm" svg:height="2.032cm" svg:x="5.104cm" svg:y="5.916cm">
          <text:p text:style-name="P1">DATA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2" draw:text-style-name="P2" draw:layer="layout" svg:width="3.048cm" svg:height="2.032cm" svg:x="4.572cm" svg:y="6.35cm">
          <text:p text:style-name="P1">Sync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048cm" svg:height="2.032cm" svg:x="8.128cm" svg:y="6.3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2.032cm" svg:x="15.04cm" svg:y="6.35cm">
          <text:p text:style-name="P1">EOP</text:p>
          <draw:enhanced-geometry svg:viewBox="0 0 21600 21600" draw:type="rectangle" draw:enhanced-path="M 0 0 L 21600 0 21600 21600 0 21600 0 0 Z N"/>
        </draw:custom-shape>
        <draw:line draw:style-name="gr24" draw:text-style-name="P7" xml:id="id1" draw:id="id1" draw:layer="layout" svg:x1="11.176cm" svg:y1="6.35cm" svg:x2="8.128cm" svg:y2="6.35cm">
          <text:p/>
        </draw:line>
        <draw:line draw:style-name="gr24" draw:text-style-name="P7" draw:layer="layout" svg:x1="8.128cm" svg:y1="8.382cm" svg:x2="8.128cm" svg:y2="6.35cm">
          <text:p/>
        </draw:line>
        <draw:line draw:style-name="gr24" draw:text-style-name="P7" xml:id="id2" draw:id="id2" draw:layer="layout" svg:x1="11.684cm" svg:y1="8.382cm" svg:x2="8.128cm" svg:y2="8.382cm">
          <text:p/>
        </draw:line>
        <draw:connector draw:style-name="gr24" draw:text-style-name="P7" draw:layer="layout" draw:type="curve" svg:x1="11.176cm" svg:y1="6.35cm" svg:x2="11.684cm" svg:y2="8.382cm" draw:start-shape="id1" draw:start-glue-point="1" draw:end-shape="id2" draw:end-glue-point="1" svg:d="M11176 6350c0 1524 508 508 508 2032" svg:viewBox="0 0 509 2033">
          <text:p/>
        </draw:connector>
        <draw:line draw:style-name="gr24" draw:text-style-name="P7" draw:layer="layout" svg:x1="14.532cm" svg:y1="8.38cm" svg:x2="12.238cm" svg:y2="8.38cm">
          <text:p/>
        </draw:line>
        <draw:line draw:style-name="gr24" draw:text-style-name="P7" draw:layer="layout" svg:x1="14.532cm" svg:y1="8.38cm" svg:x2="14.532cm" svg:y2="6.382cm">
          <text:p/>
        </draw:line>
        <draw:line draw:style-name="gr24" draw:text-style-name="P7" draw:layer="layout" svg:x1="14.532cm" svg:y1="6.382cm" svg:x2="11.738cm" svg:y2="6.382cm">
          <text:p/>
        </draw:line>
        <draw:polyline draw:style-name="gr24" draw:text-style-name="P7" draw:layer="layout" svg:width="0.499cm" svg:height="1.997cm" svg:x="11.738cm" svg:y="6.382cm" svg:viewBox="0 0 500 1998" draw:points="0,0 6,253 21,455 46,612 78,734 116,825 158,896 203,951 250,999 297,1047 342,1103 384,1173 422,1265 454,1386 479,1544 494,1745 500,1998">
          <text:p/>
        </draw:polylin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5" draw:text-style-name="P11" draw:layer="layout" svg:width="2.032cm" svg:height="2.032cm" svg:x="2.779cm" svg:y="7.559cm">
          <text:p text:style-name="P10">PID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4.08cm" svg:height="2.032cm" svg:x="5.065cm" svg:y="7.559cm">
          <text:p text:style-name="P10">EP/Addr/CRC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032cm" svg:height="2.032cm" svg:x="2.779cm" svg:y="10.045cm">
          <text:p text:style-name="P10">PID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6.304cm" svg:height="2.032cm" svg:x="5.065cm" svg:y="10.045cm">
          <text:p text:style-name="P10">0-8 Data Bytes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.619cm" svg:height="2.384cm" svg:x="0.101cm" svg:y="7.369cm">
          <draw:text-box>
            <text:p text:style-name="P12">IN</text:p>
            <text:p text:style-name="P12">OUT</text:p>
            <text:p text:style-name="P12">SETUP</text:p>
          </draw:text-box>
        </draw:frame>
        <draw:frame draw:style-name="gr29" draw:text-style-name="P13" draw:layer="layout" svg:width="2.454cm" svg:height="1.673cm" svg:x="0.341cm" svg:y="10.212cm">
          <draw:text-box>
            <text:p text:style-name="P12">DATA0</text:p>
            <text:p text:style-name="P12">DATA1</text:p>
          </draw:text-box>
        </draw:frame>
        <draw:line draw:style-name="gr30" draw:text-style-name="P14" draw:layer="layout" svg:x1="7.129cm" svg:y1="7.559cm" svg:x2="7.129cm" svg:y2="9.591cm">
          <text:p/>
        </draw:line>
        <draw:line draw:style-name="gr30" draw:text-style-name="P14" draw:layer="layout" svg:x1="7.113cm" svg:y1="10.045cm" svg:x2="7.113cm" svg:y2="12.077cm">
          <text:p/>
        </draw:line>
        <draw:line draw:style-name="gr30" draw:text-style-name="P14" draw:layer="layout" svg:x1="9.145cm" svg:y1="10.045cm" svg:x2="9.145cm" svg:y2="12.077cm">
          <text:p/>
        </draw:line>
        <draw:line draw:style-name="gr30" draw:text-style-name="P14" draw:layer="layout" svg:x1="11.209cm" svg:y1="10.045cm" svg:x2="11.209cm" svg:y2="12.077cm">
          <text:p/>
        </draw:line>
        <draw:line draw:style-name="gr30" draw:text-style-name="P14" draw:layer="layout" svg:x1="15.273cm" svg:y1="10.045cm" svg:x2="15.273cm" svg:y2="12.077cm">
          <text:p/>
        </draw:line>
        <draw:line draw:style-name="gr30" draw:text-style-name="P14" draw:layer="layout" svg:x1="19.353cm" svg:y1="10.045cm" svg:x2="19.353cm" svg:y2="12.077cm">
          <text:p/>
        </draw:line>
        <draw:custom-shape draw:style-name="gr26" draw:text-style-name="P11" draw:layer="layout" svg:width="4.08cm" svg:height="2.032cm" svg:x="21.591cm" svg:y="10.045cm">
          <text:p text:style-name="P10">CRC16</text:p>
          <draw:enhanced-geometry svg:viewBox="0 0 21600 21600" draw:type="rectangle" draw:enhanced-path="M 0 0 L 21600 0 21600 21600 0 21600 0 0 Z N"/>
        </draw:custom-shape>
        <draw:line draw:style-name="gr30" draw:text-style-name="P14" draw:layer="layout" svg:x1="23.655cm" svg:y1="10.045cm" svg:x2="23.655cm" svg:y2="12.077cm">
          <text:p/>
        </draw:line>
        <draw:line draw:style-name="gr30" draw:text-style-name="P14" draw:layer="layout" svg:x1="9.145cm" svg:y1="10.045cm" svg:x2="9.145cm" svg:y2="12.077cm">
          <text:p/>
        </draw:line>
        <draw:line draw:style-name="gr30" draw:text-style-name="P14" draw:layer="layout" svg:x1="13.209cm" svg:y1="10.045cm" svg:x2="13.209cm" svg:y2="12.077cm">
          <text:p/>
        </draw:line>
        <draw:line draw:style-name="gr30" draw:text-style-name="P14" draw:layer="layout" svg:x1="17.273cm" svg:y1="10.061cm" svg:x2="17.273cm" svg:y2="12.093cm">
          <text:p/>
        </draw:line>
        <draw:line draw:style-name="gr31" draw:text-style-name="P7" draw:layer="layout" svg:x1="4.941cm" svg:y1="5.588cm" svg:x2="4.941cm" svg:y2="13.97cm">
          <text:p/>
        </draw:line>
        <draw:line draw:style-name="gr31" draw:text-style-name="P7" draw:layer="layout" svg:x1="13.208cm" svg:y1="5.588cm" svg:x2="13.208cm" svg:y2="13.97cm">
          <text:p/>
        </draw:line>
        <draw:line draw:style-name="gr31" draw:text-style-name="P7" draw:layer="layout" svg:x1="21.486cm" svg:y1="5.588cm" svg:x2="21.486cm" svg:y2="13.97cm">
          <text:p/>
        </draw:line>
        <draw:line draw:style-name="gr31" draw:text-style-name="P7" draw:layer="layout" svg:x1="9.138cm" svg:y1="5.588cm" svg:x2="9.138cm" svg:y2="13.97cm">
          <text:p/>
        </draw:line>
        <draw:frame draw:style-name="gr32" draw:text-style-name="P16" draw:layer="layout" svg:width="0.714cm" svg:height="10.407cm" draw:transform="rotate (1.5707963267949) translate (11.684cm 16.826cm)">
          <draw:text-box>
            <text:p text:style-name="P15">{</text:p>
          </draw:text-box>
        </draw:frame>
        <draw:frame draw:style-name="gr33" draw:text-style-name="P17" draw:layer="layout" svg:width="3.279cm" svg:height="0.996cm" svg:x="15.748cm" svg:y="15.81cm">
          <draw:text-box>
            <text:p><text:span text:style-name="T1">uint32_t</text:span></text:p>
          </draw:text-box>
        </draw:frame>
        <draw:frame draw:style-name="gr32" draw:text-style-name="P19" draw:layer="layout" svg:width="0.714cm" svg:height="5.564cm" draw:transform="rotate (1.5707963267949) translate (20.828cm 15cm)">
          <draw:text-box>
            <text:p text:style-name="P18"><text:span text:style-name="T2">{</text:span></text:p>
          </draw:text-box>
        </draw:frame>
        <draw:frame draw:style-name="gr33" draw:text-style-name="P17" draw:layer="layout" svg:width="3.279cm" svg:height="0.996cm" svg:x="22.352cm" svg:y="14.54cm">
          <draw:text-box>
            <text:p><text:span text:style-name="T1">uint16_t</text:span></text:p>
          </draw:text-box>
        </draw:frame>
        <draw:frame draw:style-name="gr32" draw:text-style-name="P19" draw:layer="layout" svg:width="0.714cm" svg:height="5.564cm" draw:transform="rotate (-1.5707963267949) translate (10.136cm 4.406cm)">
          <draw:text-box>
            <text:p text:style-name="P18"><text:span text:style-name="T2">{</text:span></text:p>
          </draw:text-box>
        </draw:frame>
        <draw:frame draw:style-name="gr33" draw:text-style-name="P17" draw:layer="layout" svg:width="3.279cm" svg:height="0.996cm" svg:x="5.526cm" svg:y="3.776cm">
          <draw:text-box>
            <text:p><text:span text:style-name="T1">uint16_t</text:span></text:p>
          </draw:text-box>
        </draw:frame>
        <draw:frame draw:style-name="gr32" draw:text-style-name="P16" draw:layer="layout" svg:width="0.714cm" svg:height="10.407cm" draw:transform="rotate (1.5707963267949) translate (3.363cm 16.826cm)">
          <draw:text-box>
            <text:p text:style-name="P15">{</text:p>
          </draw:text-box>
        </draw:frame>
        <draw:frame draw:style-name="gr33" draw:text-style-name="P17" draw:layer="layout" svg:width="3.279cm" svg:height="0.996cm" svg:x="7.427cm" svg:y="15.81cm">
          <draw:text-box>
            <text:p><text:span text:style-name="T1">uint32_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3:17:45.253000000</meta:creation-date>
    <dc:date>2016-12-26T09:56:39.229000000</dc:date>
    <meta:editing-duration>PT4H45M17S</meta:editing-duration>
    <meta:editing-cycles>14</meta:editing-cycles>
    <meta:generator>LibreOffice/5.2.2.2$Windows_X86_64 LibreOffice_project/8f96e87c890bf8fa77463cd4b640a2312823f3ad</meta:generator>
    <meta:document-statistic meta:object-count="168"/>
  </office:meta>
</office:document-meta>
</file>